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d3a"/>
    </style:style>
    <style:style style:name="P2" style:family="paragraph" style:parent-style-name="Standard">
      <style:text-properties officeooo:rsid="000bad3a" officeooo:paragraph-rsid="000bad3a"/>
    </style:style>
    <style:style style:name="P3" style:family="paragraph" style:parent-style-name="Standard">
      <style:text-properties officeooo:rsid="000d50e7" officeooo:paragraph-rsid="000d50e7"/>
    </style:style>
    <style:style style:name="P4" style:family="paragraph" style:parent-style-name="Standard">
      <style:text-properties officeooo:rsid="000eb2e0" officeooo:paragraph-rsid="000eb2e0"/>
    </style:style>
    <style:style style:name="P5" style:family="paragraph" style:parent-style-name="Standard">
      <style:text-properties officeooo:rsid="000d50e7" officeooo:paragraph-rsid="000d50e7"/>
    </style:style>
    <style:style style:name="P6" style:family="paragraph" style:parent-style-name="Standard">
      <style:text-properties officeooo:rsid="00123649" officeooo:paragraph-rsid="00123649"/>
    </style:style>
    <style:style style:name="T1" style:family="text">
      <style:text-properties officeooo:rsid="000eef7a"/>
    </style:style>
    <style:style style:name="T2" style:family="text">
      <style:text-properties officeooo:rsid="000fa256"/>
    </style:style>
    <style:style style:name="T3" style:family="text">
      <style:text-properties officeooo:rsid="0010d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lone &lt;git주소&gt; - 연결</text:p>
      <text:p text:style-name="P4">git clone -b &lt;git 마스터 주소&gt; &lt;다운받을 브런치 이름&gt; - 브런치 다운</text:p>
      <text:p text:style-name="P2">git branch - 브런치 확인</text:p>
      <text:p text:style-name="P2"><text:span text:style-name="T2">&lt;브런치를 생성할 브런치&gt; </text:span>git branch &lt;name&gt; - 브런치 생성</text:p>
      <text:p text:style-name="P2">git checkout &lt;name&gt; - 해당 브랜치로 이동</text:p>
      <text:p text:style-name="P2">git add .</text:p>
      <text:p text:style-name="P2">git commit -m “업데이트 내용”- 해당 업데이트내용</text:p>
      <text:p text:style-name="P2">git push -u <text:span text:style-name="T3">origin </text:span>&lt;name&gt; - 브런치 업로드</text:p>
      <text:p text:style-name="P4">git status - 기록 확인</text:p>
      <text:p text:style-name="P3"><text:span text:style-name="T1">git </text:span>pull = 업데이트</text:p>
      <text:p text:style-name="P3"><text:span text:style-name="T1">git </text:span>merge <text:span text:style-name="T1">&lt;브런치&gt; </text:span>= 해당 브런치 충돌확인</text:p>
      <text:p text:style-name="P6">git log - commit주소 확인</text:p>
      <text:p text:style-name="P6">git reset --hard &lt;전 커밋주소&gt; - 뒤로가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6:51.439427011</meta:creation-date>
    <dc:date>2020-07-10T11:07:58.281996575</dc:date>
    <meta:editing-duration>PT1H8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6" meta:character-count="355" meta:non-whitespace-character-count="284"/>
  </office:meta>
</office:document-meta>
</file>